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4559" officeooo:paragraph-rsid="00054559"/>
    </style:style>
    <style:style style:name="P2" style:family="paragraph" style:parent-style-name="Heading_20_1">
      <style:text-properties officeooo:rsid="00054559" officeooo:paragraph-rsid="000545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3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Niziołki</text:h>
      <text:p text:style-name="P1">Twój niziołek dzieli pewne cechy z innymi niziołkami.</text:p>
      <text:p text:style-name="P1"><text:span text:style-name="T1">Zwiększenie wartości Atrybutów</text:span>: Twoja Zręczność jest zwiększona o 2.</text:p>
      <text:p text:style-name="P1"><text:span text:style-name="T1">Wiek</text:span>: Niziołek osiąga dorosłość w wieku 20 lat i może dożyć połowy swojego drugiego stulecia. </text:p>
      <text:p text:style-name="P1"><text:span text:style-name="T1">Charakter</text:span>: Większość niziołków jest praworządna dobra. Ogólnie są one miłe i posiadają dobre serca, nie cierpią widzieć, jak inni cierpią i nie tolerują opresji. Są także bardzo tradycyjne i uporządkowane, polegając na wsparciu swojej społeczności i komforcie starych zwyczajów. </text:p>
      <text:p text:style-name="P1"><text:span text:style-name="T1">Rozmiar</text:span>: Niziołki <text:span text:style-name="T2">śr</text:span>ednio osiągają rozmiar 3 stóp i wazą około 40 funtów. Twój rozmiar to Mały. </text:p>
      <text:p text:style-name="P1"><text:span text:style-name="T1">Szybkość</text:span>: Twoja szybkość to 25 stóp.</text:p>
      <text:p text:style-name="P1"><text:span text:style-name="T1">Szczęściarz</text:span>: Kiedy wyrzucasz 1 na k20 w teście ataku, atrybutu lub rzucie obronnym, możesz przerzucić kość – musisz wtedy zaakceptować drugi wynik.</text:p>
      <text:p text:style-name="P1"><text:span text:style-name="T1">Odważny</text:span>: Masz Przewagę na rzutach obronnych przeciwko byciu zastraszonym.</text:p>
      <text:p text:style-name="P1"><text:span text:style-name="T1">Zwinność niziołka</text:span>: Możesz przechodzić przez obszar zajmowany przez każdą istotę, która jest od Ciebie większa.</text:p>
      <text:p text:style-name="P1"><text:span text:style-name="T1">Języki</text:span>: Mówisz, czytasz i piszesz we wspólnym i niziołczym. Niziołczy nie jest tajemnym językiem, ale niziołki nie lubią się nim dzielić z innymi. Pisza bardzo mało, więc nie mają bogatej literatury. Ich tradycja ustna jest jednak bardzo rozbudowana. Prawie wszystkie niziołki mówią we wspólnym, by rozmawiać z ludźmi z krajów, w których żyją lub przez które podróżują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02:01:50.816000000</dc:date>
    <meta:editing-duration>PT8M22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1" meta:word-count="196" meta:character-count="1334" meta:non-whitespace-character-count="1144"/>
  </office:meta>
</office:document-meta>
</file>